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Default_7e_LT_7e_Gliederung_20_1"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Mangal" style:font-size-asian="9pt" style:font-style-asian="normal" style:font-weight-asian="normal" style:font-name-complex="Mangal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L1"/>
    <style:style style:name="P4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ff" style:font-name="Calibri" fo:font-size="10pt" style:font-size-asian="10pt" style:font-size-complex="10pt"/>
    </style:style>
    <style:style style:name="P8" style:family="paragraph" style:parent-style-name="Standard" style:list-style-name="L1">
      <style:text-properties fo:color="#0000ff" style:font-name="Calibri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style:font-name="Calibri" fo:font-size="10pt" style:font-size-asian="10pt" style:font-size-complex="10pt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style:font-name="Calibri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ＭＳ Ｐゴシック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 log</text:p>
      <text:list xml:id="list25597651" text:style-name="L1">
        <text:list-item>
          <text:p text:style-name="P5">log </text:p>
          <text:list>
            <text:list-item>
              <text:p text:style-name="P9"><text:span text:style-name="T5">Culture </text:span></text:p>
            </text:list-item>
            <text:list-item>
              <text:p text:style-name="P9"><text:span text:style-name="T5">Admin</text:span></text:p>
            </text:list-item>
          </text:list>
        </text:list-item>
        <text:list-item>
          <text:p text:style-name="P9"><text:span text:style-name="T5">log </text:span></text:p>
          <text:list>
            <text:list-item>
              <text:p text:style-name="P9"><text:span text:style-name="T5">bats</text:span></text:p>
            </text:list-item>
            <text:list-item>
              <text:p text:style-name="P9"><text:span text:style-name="T5">cats</text:span><text:span text:style-name="T6"> </text:span>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4_7e_LT_7e_Gliederung_20_3" style:display-name="Title4~LT~Gliederung 3" style:family="paragraph" style:parent-style-name="Title4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4_7e_LT_7e_Gliederung_20_4" style:display-name="Title4~LT~Gliederung 4" style:family="paragraph" style:parent-style-name="Title4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4_7e_LT_7e_Gliederung_20_5" style:display-name="Title4~LT~Gliederung 5" style:family="paragraph" style:parent-style-name="Title4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5_7e_LT_7e_Gliederung_20_3" style:display-name="Title5~LT~Gliederung 3" style:family="paragraph" style:parent-style-name="Title5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5_7e_LT_7e_Gliederung_20_4" style:display-name="Title5~LT~Gliederung 4" style:family="paragraph" style:parent-style-name="Title5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5_7e_LT_7e_Gliederung_20_5" style:display-name="Title5~LT~Gliederung 5" style:family="paragraph" style:parent-style-name="Title5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6_7e_LT_7e_Gliederung_20_3" style:display-name="Title6~LT~Gliederung 3" style:family="paragraph" style:parent-style-name="Title6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6_7e_LT_7e_Gliederung_20_4" style:display-name="Title6~LT~Gliederung 4" style:family="paragraph" style:parent-style-name="Title6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6_7e_LT_7e_Gliederung_20_5" style:display-name="Title6~LT~Gliederung 5" style:family="paragraph" style:parent-style-name="Title6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7_7e_LT_7e_Gliederung_20_3" style:display-name="Title7~LT~Gliederung 3" style:family="paragraph" style:parent-style-name="Title7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7_7e_LT_7e_Gliederung_20_4" style:display-name="Title7~LT~Gliederung 4" style:family="paragraph" style:parent-style-name="Title7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7_7e_LT_7e_Gliederung_20_5" style:display-name="Title7~LT~Gliederung 5" style:family="paragraph" style:parent-style-name="Title7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8_7e_LT_7e_Gliederung_20_3" style:display-name="Title8~LT~Gliederung 3" style:family="paragraph" style:parent-style-name="Title8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8_7e_LT_7e_Gliederung_20_4" style:display-name="Title8~LT~Gliederung 4" style:family="paragraph" style:parent-style-name="Title8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8_7e_LT_7e_Gliederung_20_5" style:display-name="Title8~LT~Gliederung 5" style:family="paragraph" style:parent-style-name="Title8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9_7e_LT_7e_Gliederung_20_3" style:display-name="Title9~LT~Gliederung 3" style:family="paragraph" style:parent-style-name="Title9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9_7e_LT_7e_Gliederung_20_4" style:display-name="Title9~LT~Gliederung 4" style:family="paragraph" style:parent-style-name="Title9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9_7e_LT_7e_Gliederung_20_5" style:display-name="Title9~LT~Gliederung 5" style:family="paragraph" style:parent-style-name="Title9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WW-Title123456789101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Gliederung_20_1" style:display-name="Title10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1_7e_LT_7e_Gliederung_20_3" style:display-name="Title11~LT~Gliederung 3" style:family="paragraph" style:parent-style-name="Title1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1_7e_LT_7e_Gliederung_20_4" style:display-name="Title11~LT~Gliederung 4" style:family="paragraph" style:parent-style-name="Title1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1_7e_LT_7e_Gliederung_20_5" style:display-name="Title11~LT~Gliederung 5" style:family="paragraph" style:parent-style-name="Title1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WW-Title1234567891011121314151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Gliederung_20_1" style:display-name="Title12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2_7e_LT_7e_Gliederung_20_3" style:display-name="Title12~LT~Gliederung 3" style:family="paragraph" style:parent-style-name="Title1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2_7e_LT_7e_Gliederung_20_4" style:display-name="Title12~LT~Gliederung 4" style:family="paragraph" style:parent-style-name="Title1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2_7e_LT_7e_Gliederung_20_5" style:display-name="Title12~LT~Gliederung 5" style:family="paragraph" style:parent-style-name="Title1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3_7e_LT_7e_Gliederung_20_3" style:display-name="Title13~LT~Gliederung 3" style:family="paragraph" style:parent-style-name="Title13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3_7e_LT_7e_Gliederung_20_4" style:display-name="Title13~LT~Gliederung 4" style:family="paragraph" style:parent-style-name="Title13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3_7e_LT_7e_Gliederung_20_5" style:display-name="Title13~LT~Gliederung 5" style:family="paragraph" style:parent-style-name="Title13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WW-Title12345678910111213141516171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2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8DT11H27M12S</meta:editing-duration>
    <meta:editing-cycles>175</meta:editing-cycles>
    <meta:generator>OpenOffice.org/3.3$Win32 OpenOffice.org_project/330m20$Build-9567</meta:generator>
    <dc:date>2011-10-07T05:50:18.56</dc:date>
    <dc:creator>James Wilfong</dc:creator>
    <meta:document-statistic meta:table-count="0" meta:image-count="0" meta:object-count="0" meta:page-count="1" meta:paragraph-count="7" meta:word-count="14" meta:character-count="61"/>
    <meta:user-defined meta:name="Info 1"/>
    <meta:user-defined meta:name="Info 2"/>
    <meta:user-defined meta:name="Info 3"/>
    <meta:user-defined meta:name="Info 4"/>
  </office:meta>
</office:document-meta>
</file>